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124cm" fo:margin-left="0.123cm" style:page-number="auto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6" style:family="table">
      <style:table-properties style:width="17.002cm" fo:margin-left="0.123cm" table:align="left"/>
    </style:style>
    <style:style style:name="Tabella6.A" style:family="table-column">
      <style:table-column-properties style:column-width="3.752cm"/>
    </style:style>
    <style:style style:name="Tabella6.B" style:family="table-column">
      <style:table-column-properties style:column-width="4.5cm"/>
    </style:style>
    <style:style style:name="Tabella6.C" style:family="table-column">
      <style:table-column-properties style:column-width="3.283cm"/>
    </style:style>
    <style:style style:name="Tabella6.D" style:family="table-column">
      <style:table-column-properties style:column-width="5.468cm"/>
    </style:style>
    <style:style style:name="Tabella6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6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6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6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6.B2" style:family="table-cell">
      <style:table-cell-properties fo:padding-left="0.123cm" fo:padding-right="0.123cm" fo:padding-top="0cm" fo:padding-bottom="0cm" fo:border="none"/>
    </style:style>
    <style:style style:name="Tabella6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6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6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6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6" style:family="paragraph" style:parent-style-name="Normale">
      <style:paragraph-properties fo:text-align="justify" style:justify-single-word="false" style:vertical-align="auto"/>
      <style:text-properties fo:font-size="11pt" style:font-size-asian="11pt"/>
    </style:style>
    <style:style style:name="P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8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9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10" style:family="paragraph" style:parent-style-name="Normale">
      <style:paragraph-properties fo:break-before="page"/>
      <style:text-properties fo:font-size="11pt" style:font-size-asian="11pt"/>
    </style:style>
    <style:style style:name="P11" style:family="paragraph" style:parent-style-name="Normale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2" style:family="paragraph" style:parent-style-name="Normale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13" style:family="paragraph" style:parent-style-name="Normale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4" style:family="paragraph" style:parent-style-name="Normale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5" style:family="paragraph" style:parent-style-name="Rientro_20_corpo_20_del_20_testo_20_3">
      <style:paragraph-properties fo:margin-left="0cm" fo:margin-right="1cm" fo:text-align="justify" style:justify-single-word="false" fo:text-indent="0cm" style:auto-text-indent="false">
        <style:tab-stops>
          <style:tab-stop style:position="14.501cm"/>
        </style:tab-stops>
      </style:paragraph-properties>
    </style:style>
    <style:style style:name="P16" style:family="paragraph" style:parent-style-name="Corpo_20_del_20_testo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17" style:family="paragraph" style:parent-style-name="Rientro_20_corpo_20_del_20_testo">
      <style:paragraph-properties fo:margin-left="0cm" fo:margin-right="1cm" fo:text-indent="0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P18" style:family="paragraph" style:parent-style-name="Normale">
      <style:paragraph-properties fo:margin-left="1.501cm" fo:margin-right="1cm" fo:text-align="justify" style:justify-single-word="false" fo:text-indent="0cm" style:auto-text-indent="false">
        <style:tab-stops>
          <style:tab-stop style:position="14.501cm"/>
        </style:tab-stops>
      </style:paragraph-properties>
      <style:text-properties fo:font-size="11pt" style:font-size-asian="11pt"/>
    </style:style>
    <style:style style:name="P19" style:family="paragraph" style:parent-style-name="Normale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0" style:family="paragraph" style:parent-style-name="Normale">
      <style:paragraph-properties fo:margin-left="0cm" fo:margin-right="0cm" fo:text-align="justify" style:justify-single-word="false" fo:text-indent="0.751cm" style:auto-text-indent="false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officeooo:paragraph-rsid="000f3f78"/>
    </style:style>
    <style:style style:name="P22" style:family="paragraph" style:parent-style-name="Normale" style:list-style-name="L6">
      <style:paragraph-properties fo:margin-left="0cm" fo:margin-right="1cm" fo:text-align="justify" style:justify-single-word="false" fo:text-indent="0cm" style:auto-text-indent="false">
        <style:tab-stops>
          <style:tab-stop style:position="0cm"/>
          <style:tab-stop style:position="14.601cm"/>
        </style:tab-stops>
      </style:paragraph-properties>
      <style:text-properties fo:font-size="11pt" style:font-size-asian="11pt"/>
    </style:style>
    <style:style style:name="P23" style:family="paragraph">
      <style:paragraph-properties fo:text-align="justify"/>
    </style:style>
    <style:style style:name="P24" style:family="paragraph">
      <style:paragraph-properties fo:line-height="100%"/>
    </style:style>
    <style:style style:name="P25" style:family="paragraph">
      <style:paragraph-properties fo:line-height="200%" fo:text-align="justify"/>
    </style:style>
    <style:style style:name="P26" style:family="paragraph">
      <style:paragraph-properties style:writing-mode="lr-tb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f3f78" style:font-size-asian="11pt" style:font-weight-asian="bold" style:font-size-complex="11pt"/>
    </style:style>
    <style:style style:name="T5" style:family="text">
      <style:text-properties fo:font-size="11pt" style:font-size-asian="11pt"/>
    </style:style>
    <style:style style:name="T6" style:family="text">
      <style:text-properties style:font-name="Arial" fo:font-size="20pt" fo:font-weight="bold" style:font-size-asian="20pt" style:font-weight-asian="bold"/>
    </style:style>
    <style:style style:name="T7" style:family="text">
      <style:text-properties fo:font-size="16pt" fo:font-style="italic" style:font-size-asian="16pt" style:font-style-asian="italic"/>
    </style:style>
    <style:style style:name="T8" style:family="text">
      <style:text-properties style:font-name="Arial" fo:font-style="italic" fo:font-weight="bold" style:font-style-asian="italic" style:font-weight-asian="bold"/>
    </style:style>
    <style:style style:name="T9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5LVL1" text:bullet-char="">
        <style:list-level-properties text:space-before="0.401cm" text:min-label-width="1cm"/>
        <style:text-properties style:font-name="Wingding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0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21"><text:span text:style-name="Car._20_predefinito_20_paragrafo"><text:span text:style-name="T4">Al Sig. [richiedenti.nominativo;block=tbs:row]</text:span></text:span></text:p>
            <text:p text:style-name="P21"><text:span text:style-name="Car._20_predefinito_20_paragrafo"><text:span text:style-name="T4">[richiedenti.indirizzo]</text:span></text:span></text:p>
            <text:p text:style-name="P21"><text:span text:style-name="Car._20_predefinito_20_paragrafo"><text:span text:style-name="T4">[richiedenti.cap] [richiedenti.comune] ([richiedenti.prov])</text:span></text:span></text:p>
            <text:p text:style-name="P21"><text:span text:style-name="Car._20_predefinito_20_paragrafo"><text:span text:style-name="T4"/></text:span></text:p>
          </table:table-cell>
        </table:table-row>
      </table:table>
      <text:p text:style-name="P6"/>
      <text:p text:style-name="P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8">Legge n° 326/2003 e successive modificazioni - Legge Regionale n° 5/2004.</text:p>
            <text:p text:style-name="P8">Richiesta di documentazione integrativa a Vs. istanza di sanatoria edilizia [numero] presentata in data [data_presentazione] recepita in atti <text:s/>al prot. [protocollo] del [data_protocollo] riguardante [oggetto] presso l’immobile sito in Savona, [ubicazione]. </text:p>
            <text:p text:style-name="P9"/>
          </table:table-cell>
        </table:table-row>
      </table:table>
      <text:p text:style-name="P11"/>
      <text:p text:style-name="P11"/>
      <text:p text:style-name="P12"><text:span text:style-name="Car._20_predefinito_20_paragrafo"><text:span text:style-name="T5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/text:span><text:span text:style-name="Car._20_predefinito_20_paragrafo"><text:span text:style-name="T2">31 ottobre 2005</text:span></text:span><text:span text:style-name="Car._20_predefinito_20_paragrafo"><text:span text:style-name="T5">, la sottoindicata documentazione integrativa prevista dalla Legge:</text:span></text:span></text:p>
      <text:p text:style-name="P13"><text:s/></text:p>
      <text:p text:style-name="P13"/>
      <text:list xml:id="list4456661813080073524" text:style-name="L6">
        <text:list-item>
          <text:p text:style-name="P22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13"/>
      <text:list xml:id="list165554141148436" text:continue-numbering="true" text:style-name="L6">
        <text:list-item>
          <text:p text:style-name="P22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13"/>
      <text:list xml:id="list165554142165284" text:continue-numbering="true" text:style-name="L6">
        <text:list-item>
          <text:p text:style-name="P22">Per opere edilizie aventi cubatura superiore ai 450 mc si rimane in attesa di ricevere:</text:p>
        </text:list-item>
      </text:list>
      <text:p text:style-name="P18">- perizia giurata <text:s/>sulle dimensioni e sullo stato delle opere;</text:p>
      <text:p text:style-name="P15">- certificazione redatta da un tecnico abilitato all’esercizio della professione attestante l’idoneità <text:s text:c="2"/>statica delle opere eseguite;</text:p>
      <text:p text:style-name="P13"/>
      <text:list xml:id="list165554144149499" text:continue-numbering="true" text:style-name="L6">
        <text:list-item>
          <text:p text:style-name="P22">Dimostrazione delle superfici e dei volumi oggetto di sanatoria e del relativo calcolo dell’oblazione attraverso documentazione grafica debitamente quotata a firma di tecnico abilitato;</text:p>
        </text:list-item>
      </text:list>
      <text:p text:style-name="P13"/>
      <text:list xml:id="list165554145161614" text:continue-numbering="true" text:style-name="L6">
        <text:list-item>
          <text:p text:style-name="P22"><text:soft-page-break/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13"/>
      <text:list xml:id="list165554146171323" text:continue-numbering="true" text:style-name="L6">
        <text:list-item>
          <text:p text:style-name="P22"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13"/>
      <text:list xml:id="list165554147166645" text:continue-numbering="true" text:style-name="L6">
        <text:list-item>
          <text:p text:style-name="P22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13"/>
      <text:list xml:id="list165554148160180" text:continue-numbering="true" text:style-name="L6">
        <text:list-item>
          <text:p text:style-name="P22">Relazione descrittiva dell’opera edilizia abusiva (n°2 copie) redatta da un tecnico abilitato all’esercizio della professione;</text:p>
        </text:list-item>
      </text:list>
      <text:p text:style-name="P13"/>
      <text:list xml:id="list165554149164449" text:continue-numbering="true" text:style-name="L6">
        <text:list-item>
          <text:p text:style-name="P22">Elaborati grafici corredati di pianta, sezioni, prospetti e tavola di raffronto (n°2 copie): il tutto redatto da un tecnico abilitato all’esercizio della professione;</text:p>
        </text:list-item>
        <text:list-item>
          <text:p text:style-name="P22">Localizzazione dell’immobile oggetto di sanatoria attraverso presentazione di stralcio di mappa catastale scala 1:1000 o 1:2000 e stralcio do P.U.C.;</text:p>
        </text:list-item>
      </text:list>
      <text:p text:style-name="P13"/>
      <text:list xml:id="list165554150148370" text:continue-numbering="true" text:style-name="L6">
        <text:list-item>
          <text:p text:style-name="P22">Localizzazione dell’immobile oggetto di sanatoria attraverso presentazione degli stralci del Piano di Bacino quali:</text:p>
        </text:list-item>
      </text:list>
      <text:p text:style-name="P18">- stralcio della carta della suscettività al dissesto dei versanti;</text:p>
      <text:p text:style-name="P18">- stralcio della carta delle fasce di inondabilità;</text:p>
      <text:p text:style-name="P18">- stralcio della carta dei tratti d’alveo indagati;</text:p>
      <text:p text:style-name="P18">- stralcio della carta delle aree inondabili;</text:p>
      <text:p text:style-name="P18">- stralcio della carta degli interventi;</text:p>
      <text:p text:style-name="P18">- stralcio della carta del reticolo ideografico principale;</text:p>
      <text:p text:style-name="P18">- stralcio della carta delle fasce di riassetto fluviale,</text:p>
      <text:p text:style-name="P13"/>
      <text:list xml:id="list165554154172163" text:continue-numbering="true" text:style-name="L6">
        <text:list-item>
          <text:p text:style-name="P22">Documentazione fotografica (interna ed esterna) relativa all’immobile oggetto di sanatoria, con planimetria riportante i punti di vista dai quali sono state scattate le fotografie;</text:p>
        </text:list-item>
      </text:list>
      <text:p text:style-name="P13"/>
      <text:list xml:id="list165554154162193" text:continue-numbering="true" text:style-name="L6">
        <text:list-item>
          <text:p text:style-name="P22">Attestazione di avvenuta denuncia dell’opera abusiva all’Agenzia del Territorio di Savona, corredata di scheda planimetrica catastale;</text:p>
        </text:list-item>
      </text:list>
      <text:p text:style-name="P13"/>
      <text:list xml:id="list165554155158328" text:continue-numbering="true" text:style-name="L6">
        <text:list-item>
          <text:p text:style-name="P22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13"/>
      <text:list xml:id="list165554156163964" text:continue-numbering="true" text:style-name="L6">
        <text:list-item>
          <text:p text:style-name="P22">Parere della Regione Liguria, in merito alla tutela del vincolo ambientale L.R.; </text:p>
        </text:list-item>
      </text:list>
      <text:p text:style-name="P13"/>
      <text:list xml:id="list165554157142711" text:continue-numbering="true" text:style-name="L6">
        <text:list-item>
          <text:p text:style-name="P22">Parere della Provincia di Savona in merito alle zone vincolate dal Piano di Bacino;</text:p>
        </text:list-item>
      </text:list>
      <text:p text:style-name="P13"/>
      <text:list xml:id="list165554158171492" text:continue-numbering="true" text:style-name="L6">
        <text:list-item>
          <text:p text:style-name="P22">Certificazione, redatta da tecnico abilitato all’esercizio della professione di conformità degli impianti esistenti nell’immobile oggetto di sanatoria alla Legge n°46/1990;</text:p>
        </text:list-item>
      </text:list>
      <text:p text:style-name="P13"/>
      <text:list xml:id="list165554159153909" text:continue-numbering="true" text:style-name="L6">
        <text:list-item>
          <text:p text:style-name="P22">Dichiarazione in merito alla regolarità degli scarichi fognari;</text:p>
        </text:list-item>
      </text:list>
      <text:p text:style-name="P13"/>
      <text:list xml:id="list165554160158055" text:continue-numbering="true" text:style-name="L6">
        <text:list-item>
          <text:p text:style-name="P22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13"/>
      <text:list xml:id="list165554161162452" text:continue-numbering="true" text:style-name="L6">
        <text:list-item>
          <text:p text:style-name="P22">Certificato di residenza, ai fini di eventuali detrazioni degli oneri di costruzione;</text:p>
        </text:list-item>
      </text:list>
      <text:p text:style-name="P13"/>
      <text:list xml:id="list165554162141619" text:continue-numbering="true" text:style-name="L6">
        <text:list-item>
          <text:p text:style-name="P22">Denuncia ai fini dell’imposta degli immobili di cui al D.Lgs 504/92;</text:p>
        </text:list-item>
      </text:list>
      <text:p text:style-name="P13"/>
      <text:list xml:id="list165554163147601" text:continue-numbering="true" text:style-name="L6">
        <text:list-item>
          <text:p text:style-name="P22">Denuncia ai fini della tassa per lo smaltimento dei rifiuti solidi urbani.</text:p>
        </text:list-item>
      </text:list>
      <text:p text:style-name="P14"/>
      <text:p text:style-name="P14"><text:soft-page-break/>L’Amministrazione Comunale si riserva la facoltà di poter richiedere eventuali integrazioni aggiuntive.</text:p>
      <text:p text:style-name="P14"/>
      <text:p text:style-name="P14">Ai sensi dell’art.8 della Legge 241/90, con la presente nota si comunica l’avvio del procedimento di cui responsabile è l’Arch. Luciano Campagnolo.</text:p>
      <text:p text:style-name="P14"/>
      <text:p><text:s text:c="12"/>Si comunica che l’Ufficio Condono Edilizio è aperto al pubblico nei giorni di mercoledì e venerdì dalle ore 10,00 alle ore 12,30. </text:p>
      <text:p/>
      <text:p/>
      <text:p/>
      <text:p text:style-name="P19">Distinti saluti</text:p>
      <text:p text:style-name="P19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4">Il responsabile del Procedimento Amministrativo</text:p>
            <text:p text:style-name="P4">Arch. Luciano Campagnolo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"><text:span text:style-name="Car._20_predefinito_20_paragrafo"><text:span text:style-name="T1">Struttura:</text:span></text:span></text:p>
          </table:table-cell>
          <table:table-cell table:style-name="Tabella6.B1" office:value-type="string">
            <text:p text:style-name="P1"><text:span text:style-name="Car._20_predefinito_20_paragrafo"><text:span text:style-name="T1">Servizio Condono Edilizio</text:span></text:span></text:p>
          </table:table-cell>
          <table:table-cell table:style-name="Tabella6.B1" office:value-type="string">
            <text:p text:style-name="P2">Dirigente:</text:p>
          </table:table-cell>
          <table:table-cell table:style-name="Tabella6.D1" office:value-type="string">
            <text:p text:style-name="P2">Arch. Luciano Campagnolo</text:p>
          </table:table-cell>
        </table:table-row>
        <table:table-row>
          <table:table-cell table:style-name="Tabella6.A2" office:value-type="string">
            <text:p text:style-name="P2"/>
          </table:table-cell>
          <table:table-cell table:style-name="Tabella6.B2" office:value-type="string">
            <text:p text:style-name="P2">corso Italia 19 <text:s text:c="3"/>- <text:s text:c="3"/>17100 <text:s/>Savona</text:p>
          </table:table-cell>
          <table:table-cell table:style-name="Tabella6.B2" office:value-type="string">
            <text:p text:style-name="P2">Istruttore:</text:p>
          </table:table-cell>
          <table:table-cell table:style-name="Tabella6.D2" office:value-type="string">
            <text:p text:style-name="P2">Geom. Silvano Salerno</text:p>
          </table:table-cell>
        </table:table-row>
        <table:table-row>
          <table:table-cell table:style-name="Tabella6.A3" office:value-type="string">
            <text:p text:style-name="P2"/>
          </table:table-cell>
          <table:table-cell table:style-name="Tabella6.B3" office:value-type="string">
            <text:p text:style-name="P2">tel. <text:s/>019-8310296</text:p>
            <text:p text:style-name="P2"><text:soft-page-break/>telefax 019-8310356</text:p>
          </table:table-cell>
          <table:table-cell table:style-name="Tabella6.B3" office:value-type="string">
            <text:p text:style-name="P2">Orario:</text:p>
          </table:table-cell>
          <table:table-cell table:style-name="Tabella6.D3" office:value-type="string">
            <text:p text:style-name="P2">mercoledì e venerdì ore 10:00 - 12:30</text:p>
            <text:p text:style-name="P2"><text:soft-page-break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hyphenation-ladder-count="no-limit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fo:hyphenate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line-height="200%" fo:text-align="justify" style:justify-single-word="false" fo:hyphenation-ladder-count="no-limit" fo:keep-with-next="always" style:text-autospace="ideograph-alpha" style:punctuation-wrap="hanging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751cm" style:auto-text-indent="false" style:vertical-align="auto"/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ientro_20_corpo_20_del_20_testo_20_3" style:display-name="Rientro corpo del testo 3" style:family="paragraph" style:parent-style-name="Normale">
      <style:paragraph-properties fo:margin-left="1.501cm" fo:margin-right="0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283cm"/>
    </style:style>
    <style:style style:name="Tabella1.D" style:family="table-column">
      <style:table-column-properties style:column-width="5.468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line-height="100%"/>
    </style:style>
    <style:style style:name="MP3" style:family="paragraph">
      <style:paragraph-properties fo:line-height="200%" fo:text-align="justify"/>
    </style:style>
    <style:style style:name="MP4" style:family="paragraph">
      <style:paragraph-properties style:writing-mode="lr-tb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Arial" fo:font-size="20pt" fo:font-weight="bold" style:font-size-asian="20pt" style:font-weight-asian="bold"/>
    </style:style>
    <style:style style:name="MT2" style:family="text">
      <style:text-properties fo:font-size="16pt" fo:font-style="italic" style:font-size-asian="16pt" style:font-style-asian="italic"/>
    </style:style>
    <style:style style:name="MT3" style:family="text">
      <style:text-properties style:font-name="Arial" fo:font-style="italic" fo:font-weight="bold" style:font-style-asian="italic" style:font-weight-asian="bold"/>
    </style:style>
    <style:style style:name="MT4" style:family="text">
      <style:text-properties fo:color="#808080"/>
    </style:style>
    <style:style style:name="MT5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65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  <text:p text:style-name="Header"/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1">Comune di Savona <text:s text:c="16"/></text:span></text:p><text:p text:style-name="MP1"><text:span text:style-name="MT2">Settore Pianificazione Territoriale ed Ambientale</text:span></text:p><text:p text:style-name="MP2">Ufficio Condono Edilizio <text:s text:c="64"/></text:p><text:p text:style-name="MP3"><text:span text:style-name="MT3"><text:s text:c="106"/></text:span><text:span text:style-name="MT3">RACCOMANDATA A.R.</text:span></text:p><text:p text:style-name="MP1"><text:span text:style-name="MT4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5"><text:span text:style-name="Car._20_predefinito_20_paragrafo"><text:span text:style-name="MT5">Struttura:</text:span></text:span></text:p>
            </table:table-cell>
            <table:table-cell table:style-name="Tabella1.B1" office:value-type="string">
              <text:p text:style-name="MP5"><text:span text:style-name="Car._20_predefinito_20_paragrafo"><text:span text:style-name="MT5">Servizio Condono Edilizio</text:span></text:span></text:p>
            </table:table-cell>
            <table:table-cell table:style-name="Tabella1.B1" office:value-type="string">
              <text:p text:style-name="MP6">Responsabile:</text:p>
            </table:table-cell>
            <table:table-cell table:style-name="Tabella1.D1" office:value-type="string">
              <text:p text:style-name="MP6">Arch. Luciano Campagnolo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 text:c="3"/>- <text:s text:c="3"/>17100 <text:s/>Savona</text:p>
            </table:table-cell>
            <table:table-cell table:style-name="Tabella1.B2" office:value-type="string">
              <text:p text:style-name="MP6">Istruttore:</text:p>
            </table:table-cell>
            <table:table-cell table:style-name="Tabella1.D2" office:value-type="string">
              <text:p text:style-name="MP6">Geom. Silvano Salerno</text:p>
            </table:table-cell>
          </table:table-row>
          <table:table-row>
            <table:table-cell table:style-name="Tabella1.A3" office:value-type="string">
              <text:p text:style-name="MP6"/>
            </table:table-cell>
            <table:table-cell table:style-name="Tabella1.B3" office:value-type="string">
              <text:p text:style-name="MP6">tel. <text:s/>019-8310296</text:p>
              <text:p text:style-name="MP6">telefax 019-8310356</text:p>
            </table:table-cell>
            <table:table-cell table:style-name="Tabella1.B3" office:value-type="string">
              <text:p text:style-name="MP6">Orario:</text:p>
            </table:table-cell>
            <table:table-cell table:style-name="Tabella1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37:00Z</meta:creation-date>
    <dc:date>2014-01-30T16:55:53.975000000</dc:date>
    <meta:print-date>2005-06-03T11:10:00Z</meta:print-date>
    <meta:editing-cycles>3</meta:editing-cycles>
    <meta:editing-duration>PT2M</meta:editing-duration>
    <meta:document-statistic meta:table-count="6" meta:image-count="0" meta:object-count="1" meta:page-count="4" meta:paragraph-count="70" meta:word-count="830" meta:character-count="5964" meta:non-whitespace-character-count="5180"/>
    <meta:template xlink:type="simple" xlink:actuate="onRequest" xlink:title="" xlink:href="./documentazione%20integrativa%20condono%202003%201.dot"/>
  </office:meta>
</office:document-meta>
</file>